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6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251659264" draw:style-name="a0" draw:name="Picture 1" text:anchor-type="paragraph" svg:x="0in" svg:y="0.20903in" svg:width="6.5in" svg:height="3.19931in" style:rel-width="scale" style:rel-height="scale"><draw:image xlink:href="media/image1.jpeg" xlink:type="simple" xlink:show="embed" xlink:actuate="onLoad"/><svg:title/><svg:desc/></draw:frame></text:p>
      <text:p text:style-name="Normal"/>
      <text:p text:style-name="Normal"><draw:frame draw:z-index="251660288" draw:style-name="a1" draw:name="Picture 2" text:anchor-type="paragraph" svg:x="0in" svg:y="0.34514in" svg:width="6.5in" svg:height="3.15903in" style:rel-width="scale" style:rel-height="scale"><draw:image xlink:href="media/image2.jpe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z-index="251662336" draw:style-name="a2" draw:name="Picture 4" text:anchor-type="paragraph" svg:x="0in" svg:y="3.92083in" svg:width="6.5in" svg:height="4.72569in" style:rel-width="scale" style:rel-height="scale"><draw:image xlink:href="media/image3.jpeg" xlink:type="simple" xlink:show="embed" xlink:actuate="onLoad"/><svg:title/><svg:desc/></draw:frame><draw:frame draw:z-index="251661312" draw:style-name="a3" draw:name="Picture 3" text:anchor-type="paragraph" svg:x="-0.07153in" svg:y="0.29583in" svg:width="6.5in" svg:height="3.54722in" style:rel-width="scale" style:rel-height="scale"><draw:image xlink:href="media/image4.jpeg" xlink:type="simple" xlink:show="embed" xlink:actuate="onLoad"/><svg:title/><svg:desc/></draw:frame></text:p>
      <text:p text:style-name="Normal"><draw:frame draw:z-index="251663360" draw:style-name="a4" draw:name="Picture 5" text:anchor-type="paragraph" svg:x="0.25in" svg:y="0.33264in" svg:width="6.5in" svg:height="3.79722in" style:rel-width="scale" style:rel-height="scale"><draw:image xlink:href="media/image5.jpeg" xlink:type="simple" xlink:show="embed" xlink:actuate="onLoad"/><svg:title/><svg:desc/></draw:frame></text:p>
      <text:p text:style-name="Normal"/>
      <text:p text:style-name="Normal"><draw:frame draw:z-index="251664384" draw:style-name="a5" draw:name="Picture 6" text:anchor-type="paragraph" svg:x="0.33333in" svg:y="0.27917in" svg:width="6.5in" svg:height="3.41111in" style:rel-width="scale" style:rel-height="scale"><draw:image xlink:href="media/image6.jpeg" xlink:type="simple" xlink:show="embed" xlink:actuate="onLoad"/><svg:title/><svg:desc/></draw:frame></text:p>
      <text:p text:style-name="Normal"/>
      <text:p text:style-name="Normal"/>
      <text:p text:style-name="Normal"><draw:frame draw:z-index="251665408" draw:style-name="a6" draw:name="Picture 7" text:anchor-type="paragraph" svg:x="0in" svg:y="1.94028in" svg:width="6.5in" svg:height="2.84514in" style:rel-width="scale" style:rel-height="scale"><draw:image xlink:href="media/image7.jpe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5in"/>
      <style:text-properties style:font-name="Aptos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yurihirani371@gmail.com</meta:initial-creator>
    <dc:creator>kyurihirani371@gmail.com</dc:creator>
    <meta:creation-date>2026-03-11T16:59:00Z</meta:creation-date>
    <dc:date>2026-03-11T16:59:00Z</dc:date>
    <meta:template xlink:href="Normal.dotm" xlink:type="simple"/>
    <meta:editing-cycles>7</meta:editing-cycles>
    <meta:editing-duration>PT180S</meta:editing-duration>
    <meta:document-statistic meta:page-count="1" meta:paragraph-count="1" meta:word-count="3" meta:character-count="22" meta:row-count="1" meta:non-whitespace-character-count="20"/>
  </office:meta>
</office:document-meta>
</file>